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cm" style:rel-width="100%" fo:margin-left="0cm" fo:margin-top="0cm" fo:margin-bottom="0cm" style:page-number="auto" table:align="left" style:writing-mode="lr-tb"/>
    </style:style>
    <style:style style:name="Table6.A" style:family="table-column">
      <style:table-column-properties style:column-width="4.789cm" style:rel-column-width="2715*"/>
    </style:style>
    <style:style style:name="Table6.B" style:family="table-column">
      <style:table-column-properties style:column-width="5.226cm" style:rel-column-width="2963*"/>
    </style:style>
    <style:style style:name="Table6.C" style:family="table-column">
      <style:table-column-properties style:column-width="4.001cm" style:rel-column-width="2268*"/>
    </style:style>
    <style:style style:name="Table6.D" style:family="table-column">
      <style:table-column-properties style:column-width="2.985cm" style:rel-column-width="1692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92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39cab8" officeooo:paragraph-rsid="0039cab8" style:font-size-asian="10pt" style:font-style-asian="italic" style:font-size-complex="10pt" style:font-style-complex="italic"/>
    </style:style>
    <style:style style:name="P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3cb916" officeooo:paragraph-rsid="003cb916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39cab8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3d2ee" officeooo:paragraph-rsid="0039cab8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3d9214" officeooo:paragraph-rsid="003d9214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3d9214" officeooo:paragraph-rsid="003d9214" style:font-weight-asian="bold" style:font-weight-complex="bold"/>
    </style:style>
    <style:style style:name="P20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c1e84" officeooo:paragraph-rsid="001c1e84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39cab8" officeooo:paragraph-rsid="0039cab8" style:font-weight-asian="bold" style:font-weight-complex="bold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418bd3" officeooo:paragraph-rsid="00418bd3" style:font-weight-asian="bold" style:font-weight-complex="bold"/>
    </style:style>
    <style:style style:name="P24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normal" officeooo:rsid="0039cab8" officeooo:paragraph-rsid="0039cab8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3693bd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a23f0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3812e3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6" style:family="text">
      <style:text-properties fo:color="#666666" fo:font-size="10pt" fo:letter-spacing="-0.004cm" fo:font-style="italic" officeooo:rsid="002bdbbc" style:font-size-asian="10pt" style:font-style-asian="italic" style:font-size-complex="10pt" style:font-style-complex="italic"/>
    </style:style>
    <style:style style:name="T7" style:family="text"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color="#666666" fo:font-size="10pt" fo:letter-spacing="-0.004cm" fo:font-style="italic" fo:font-weight="normal" officeooo:rsid="002e828f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color="#666666" fo:font-size="10pt" fo:letter-spacing="-0.004cm" fo:font-style="italic" fo:font-weight="normal" officeooo:rsid="003cb916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color="#666666" fo:font-size="10pt" fo:font-style="italic" style:font-size-asian="10pt" style:font-style-asian="italic" style:font-size-complex="10pt" style:font-style-complex="italic"/>
    </style:style>
    <style:style style:name="T11" style:family="text"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color="#666666" fo:font-size="10pt" fo:font-style="italic" fo:font-weight="normal" officeooo:rsid="002ea761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officeooo:rsid="0039cab8"/>
    </style:style>
    <style:style style:name="T14" style:family="text">
      <style:text-properties officeooo:rsid="003b9238"/>
    </style:style>
    <style:style style:name="T15" style:family="text">
      <style:text-properties officeooo:rsid="003c0e9c"/>
    </style:style>
    <style:style style:name="T16" style:family="text">
      <style:text-properties officeooo:rsid="003cb916"/>
    </style:style>
    <style:style style:name="T17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/>
            <text:p text:style-name="P9"><text:span text:style-name="T1">2016/0</text:span><text:span text:style-name="T4">7</text:span><text:span text:style-name="T1">/</text:span><text:span text:style-name="T4">4</text:span><text:span text:style-name="T1"> – MONTAG</text:span></text:p>
            <text:p text:style-name="P2"/>
          </table:table-cell>
          <table:table-cell table:style-name="Table6.A2" office:value-type="string">
            <text:p text:style-name="P20"/>
            <text:p text:style-name="P21"><text:span text:style-name="T6">C</text:span><text:span text:style-name="T5">ISCO</text:span><text:span text:style-name="T7"> </text:span><text:span text:style-name="T9">c</text:span><text:span text:style-name="T7">hapter 3 begonnen.</text:span></text:p>
            <text:p text:style-name="P24">Wegen Migräne früher gegangen.</text:p>
            <text:p text:style-name="P22"/>
          </table:table-cell>
          <table:table-cell table:style-name="Table6.A2" office:value-type="string">
            <text:p text:style-name="P14"><text:span text:style-name="T13">0700 </text:span>– <text:span text:style-name="T14">1340</text:span>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3">
          <table:table-cell table:style-name="Table6.A2" office:value-type="string">
            <text:p text:style-name="P9"><text:span text:style-name="T1">2016/0</text:span><text:span text:style-name="T4">7</text:span><text:span text:style-name="T1">/</text:span><text:span text:style-name="T4">05</text:span><text:span text:style-name="T1"> – DIENSTAG</text:span></text:p>
          </table:table-cell>
          <table:table-cell table:style-name="Table6.B3" office:value-type="string">
            <text:p text:style-name="P11"/>
            <text:p text:style-name="P13">CISCO <text:span text:style-name="T17">chapter 3 weitergeführt.</text:span></text:p>
            <text:p text:style-name="P12"/>
          </table:table-cell>
          <table:table-cell table:style-name="Table6.A2" office:value-type="string">
            <text:p text:style-name="P14"><text:span text:style-name="T13">0800 </text:span>– <text:span text:style-name="T15">1540</text:span>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4">
          <table:table-cell table:style-name="Table6.A2" office:value-type="string">
            <text:p text:style-name="P9"><text:span text:style-name="T1">2016/0</text:span><text:span text:style-name="T4">7</text:span><text:span text:style-name="T1">/</text:span><text:span text:style-name="T4">06</text:span><text:span text:style-name="T1"> – MITTWOCH</text:span></text:p>
          </table:table-cell>
          <table:table-cell table:style-name="Table6.B4" office:value-type="string">
            <text:p text:style-name="P16"/>
            <text:p text:style-name="P16">URLAUB</text:p>
            <text:p text:style-name="P16"/>
          </table:table-cell>
          <table:table-cell table:style-name="Table6.A2" office:value-type="string">
            <text:p text:style-name="P14">/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5">
          <table:table-cell table:style-name="Table6.A2" office:value-type="string">
            <text:p text:style-name="P9"><text:span text:style-name="T1">2016/0</text:span><text:span text:style-name="T4">7</text:span><text:span text:style-name="T1">/</text:span><text:span text:style-name="T4">07</text:span><text:span text:style-name="T1"> – DONNERSTAG</text:span></text:p>
          </table:table-cell>
          <table:table-cell table:style-name="Table6.B5" office:value-type="string">
            <text:p text:style-name="P11"/>
            <text:p text:style-name="P19"><text:span text:style-name="T8">U</text:span><text:span text:style-name="T7">RLAUB</text:span></text:p>
            <text:p text:style-name="P18"/>
          </table:table-cell>
          <table:table-cell table:style-name="Table6.A2" office:value-type="string">
            <text:p text:style-name="P15">/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6">
          <table:table-cell table:style-name="Table6.A2" office:value-type="string">
            <text:p text:style-name="P9"><text:span text:style-name="T1">2016/0</text:span><text:span text:style-name="T3">7</text:span><text:span text:style-name="T1">/</text:span><text:span text:style-name="T3">0</text:span><text:span text:style-name="T4">8</text:span><text:span text:style-name="T1"> – FREITAG</text:span></text:p>
          </table:table-cell>
          <table:table-cell table:style-name="Table6.B6" office:value-type="string">
            <text:p text:style-name="P17"/>
            <text:p text:style-name="P23"><text:span text:style-name="T10">CISCO</text:span><text:span text:style-name="T11"> chapter 1 Final abgeschlossen.</text:span></text:p>
            <text:p text:style-name="P19"><text:span text:style-name="T11">Am </text:span><text:span text:style-name="T12">S</text:span><text:span text:style-name="T11">ommefest teilgenommen.</text:span></text:p>
            <text:p text:style-name="P17"/>
          </table:table-cell>
          <table:table-cell table:style-name="Table6.A2" office:value-type="string">
            <text:p text:style-name="P14"><text:span text:style-name="T13">0800 </text:span>– <text:span text:style-name="T16">1500</text:span></text:p>
          </table:table-cell>
          <table:table-cell table:style-name="Table6.D2" office:value-type="string">
            <text:p text:style-name="P4">HZB</text:p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next-style-name="Text_20_body" style:default-outline-level="" style:class="text">
      <style:paragraph-properties fo:margin-top="0.423cm" fo:margin-bottom="0.212cm" loext:contextual-spacing="false" fo:keep-with-next="always"/>
      <style:text-properties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default-outline-level="" style:class="list">
      <style:text-properties fo:font-size="12pt"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fo:font-size="12pt" style:font-size-asian="12pt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8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5.666cm" style:rel-column-width="3212*"/>
    </style:style>
    <style:style style:name="Table2.B" style:family="table-column">
      <style:table-column-properties style:column-width="5.667cm" style:rel-column-width="321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3" style:family="table">
      <style:table-properties style:width="17cm" style:rel-width="100%" fo:margin-left="0cm" fo:margin-top="0cm" fo:margin-bottom="0cm" table:align="left" style:writing-mode="lr-tb"/>
    </style:style>
    <style:style style:name="Table3.A" style:family="table-column">
      <style:table-column-properties style:column-width="8.5cm" style:rel-column-width="4819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66cm" style:rel-column-width="3212*"/>
    </style:style>
    <style:style style:name="Table4.B" style:family="table-column">
      <style:table-column-properties style:column-width="5.667cm" style:rel-column-width="3213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5cm" style:rel-column-width="2551*"/>
    </style:style>
    <style:style style:name="Table5.B" style:family="table-column">
      <style:table-column-properties style:column-width="7.997cm" style:rel-column-width="4534*"/>
    </style:style>
    <style:style style:name="Table5.C" style:family="table-column">
      <style:table-column-properties style:column-width="4.503cm" style:rel-column-width="2553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3693bd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a23f0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</text:span><text:span text:style-name="MT2">7</text:span><text:span text:style-name="MT1">/</text:span><text:span text:style-name="MT2">04</text:span><text:span text:style-name="MT1"> – 2016/0</text:span><text:span text:style-name="MT3">7</text:span><text:span text:style-name="MT1">/</text:span><text:span text:style-name="MT3">0</text:span><text:span text:style-name="MT2">8</text:span></text:p>
            </table:table-cell>
            <table:covered-table-cell/>
            <table:table-cell table:style-name="Table1.C1" office:value-type="string">
              <text:p text:style-name="MP4"><text:span text:style-name="MT1">KW 2</text:span><text:span text:style-name="MT2">7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 table:number-columns-repeated="2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7:02:00</meta:creation-date>
    <meta:initial-creator>changeling</meta:initial-creator>
    <dc:language>en-GB</dc:language>
    <meta:print-date>2016-01-18T10:57:00</meta:print-date>
    <dc:date>2016-07-08T12:11:23.689268965</dc:date>
    <meta:editing-cycles>55</meta:editing-cycles>
    <dc:title>Header Schule</dc:title>
    <meta:editing-duration>PT1H57M31S</meta:editing-duration>
    <meta:generator>LibreOffice/5.1.4.2$Linux_X86_64 LibreOffice_project/10m0$Build-2</meta:generator>
    <meta:document-statistic meta:table-count="6" meta:image-count="0" meta:object-count="0" meta:page-count="1" meta:paragraph-count="34" meta:word-count="67" meta:character-count="523" meta:non-whitespace-character-count="481"/>
    <meta:user-defined meta:name="AppVersion">14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